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32de3" officeooo:paragraph-rsid="00032de3"/>
    </style:style>
    <style:style style:name="P2" style:family="paragraph" style:parent-style-name="Text_20_body">
      <style:text-properties officeooo:paragraph-rsid="001f2f9a"/>
    </style:style>
    <style:style style:name="P3" style:family="paragraph" style:parent-style-name="Standard">
      <style:text-properties officeooo:rsid="0027301e" officeooo:paragraph-rsid="0027301e"/>
    </style:style>
    <style:style style:name="P4" style:family="paragraph" style:parent-style-name="Heading_20_2">
      <style:text-properties officeooo:rsid="0024b023" officeooo:paragraph-rsid="0024b023"/>
    </style:style>
    <style:style style:name="P5" style:family="paragraph" style:parent-style-name="Heading_20_3">
      <style:text-properties officeooo:rsid="0027301e" officeooo:paragraph-rsid="0027301e"/>
    </style:style>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1">
      <style:text-properties officeooo:paragraph-rsid="00193d7c"/>
    </style:style>
    <style:style style:name="P8" style:family="paragraph" style:parent-style-name="Text_20_body" style:list-style-name="L1">
      <style:text-properties officeooo:rsid="000d89f7" officeooo:paragraph-rsid="00193d7c"/>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4">
      <style:paragraph-properties fo:margin-top="0in" fo:margin-bottom="0in" style:contextual-spacing="false"/>
      <style:text-properties officeooo:paragraph-rsid="001f2f9a"/>
    </style:style>
    <style:style style:name="P13" style:family="paragraph" style:parent-style-name="Text_20_body">
      <style:text-properties officeooo:rsid="0027301e" officeooo:paragraph-rsid="0027301e"/>
    </style:style>
    <style:style style:name="P14" style:family="paragraph" style:parent-style-name="Text_20_body">
      <style:text-properties officeooo:rsid="002906ee" officeooo:paragraph-rsid="002906ee"/>
    </style:style>
    <style:style style:name="P15" style:family="paragraph" style:parent-style-name="Text_20_body" style:list-style-name="L5">
      <style:text-properties officeooo:rsid="002906ee" officeooo:paragraph-rsid="002906e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0d89f7" style:font-style-asian="italic" style:font-style-complex="italic"/>
    </style:style>
    <style:style style:name="T4" style:family="text">
      <style:text-properties fo:font-style="italic" fo:font-weight="normal" officeooo:rsid="000d89f7" style:font-style-asian="italic" style:font-weight-asian="normal" style:font-style-complex="italic" style:font-weight-complex="normal"/>
    </style:style>
    <style:style style:name="T5" style:family="text">
      <style:text-properties officeooo:rsid="000d89f7"/>
    </style:style>
    <style:style style:name="T6" style:family="text">
      <style:text-properties officeooo:rsid="0018f916"/>
    </style:style>
    <style:style style:name="T7" style:family="text">
      <style:text-properties officeooo:rsid="00193d7c"/>
    </style:style>
    <style:style style:name="T8" style:family="text">
      <style:text-properties officeooo:rsid="001b1554"/>
    </style:style>
    <style:style style:name="T9" style:family="text">
      <style:text-properties officeooo:rsid="0022826a"/>
    </style:style>
    <style:style style:name="T10" style:family="text">
      <style:text-properties officeooo:rsid="0024b023"/>
    </style:style>
    <style:style style:name="T11" style:family="text">
      <style:text-properties officeooo:rsid="002ce966"/>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text:span text:style-name="T11">Valuta: e</text:span>sercizio con Java su classi, ereditarietà, polimorfismo</text:h>
      <text:h text:style-name="Heading_20_3" text:outline-level="3">Valuta</text:h>
      <text:p text:style-name="P1">Creare una classe <text:span text:style-name="T9">Java</text:span> che rappresenti una valuta monetaria, con i seguenti attributi e metodi<text:line-break/><text:line-break/>attributi: </text:p>
      <text:p text:style-name="P1"/>
      <text:list text:style-name="L1">
        <text:list-item>
          <text:p text:style-name="P6"><text:span text:style-name="T2">divisa</text:span> (es. EUR, vedi <text:a xlink:type="simple" xlink:href="https://it.wikipedia.org/wiki/ISO_4217" text:style-name="Internet_20_link" text:visited-style-name="Visited_20_Internet_20_Link">https://it.wikipedia.org/wiki/ISO_4217</text:a> per altri codici);</text:p>
        </text:list-item>
        <text:list-item>
          <text:p text:style-name="P7"><text:span text:style-name="T2">tasso</text:span> di cambio (rate) rispetto al dollaro americano (USD). <text:line-break/><text:span text:style-name="T5">Definizione </text:span><text:span text:style-name="T6">[</text:span><text:span text:style-name="T7">Da: </text:span><text:a xlink:type="simple" xlink:href="https://www.tradingsulforex.org/tasso-di-cambio.php" text:style-name="Internet_20_link" text:visited-style-name="Visited_20_Internet_20_Link"><text:span text:style-name="T6">https://www.tradingsulforex.org/tasso-di-cambio.php</text:span></text:a><text:span text:style-name="T6">]</text:span><text:span text:style-name="T5">: Il tasso di cambio tra due valute esprime di prezzo di una valuta in termini di un’altra. In altre parole il tasso di cambio indica il rapporto con cui una valuta può essere scambiata con un’altra. </text:span></text:p>
          <text:p text:style-name="P7"><text:span text:style-name="T5">Per convenzione quando si indica il tasso di cambio tra una coppia di valute, una di queste viene posta al numeratore, e l’altra al denominatore. Quella scritta per prima, cioè quella al numeratore, viene chiamata </text:span><text:span text:style-name="T4">valuta base</text:span><text:span text:style-name="T5"> o principale, mentre quella scritta per seconda, cioè quella al denominatore, viene chiamata </text:span><text:span text:style-name="T3">valuta quotata</text:span><text:span text:style-name="T5">. </text:span></text:p>
          <text:p text:style-name="P7"><text:span text:style-name="T5">Il tasso di cambio esprime quindi la </text:span><text:span text:style-name="T3">quantità di moneta quotata necessaria per acquistare una unita di valuta base</text:span><text:span text:style-name="T5">. </text:span></text:p>
          <text:p text:style-name="P8">Per chiarire meglio il concetto facciamo un esempio con il tasso di cambio tra euro e dollaro americano. Il tasso di cambio viene scritto in questo modo: EUR/USD = 1,2467. Analizzando gli elementi abbiamo: EUR (cioè l’euro) è la valuta base, posta al numeratore USD (cioè il dollaro statunitense) è la valuta quotata, posta al denominatore. Questa formula significa che 1 euro equivale a 1,2467 dollari. Quindi se devo cambiare euro in dollari, per ogni euro riceverò 1,2467 dollari.</text:p>
          <text:p text:style-name="P7"><text:span text:style-name="T7">S</text:span>e si vogliono utilizzare dei tassi reali, si vedano i valori (colonna rate) nel file allegato <text:span text:style-name="T8">o un convertitore online: </text:span><text:a xlink:type="simple" xlink:href="https://www.oanda.com/currency-converter/it/" text:style-name="Internet_20_link" text:visited-style-name="Visited_20_Internet_20_Link"><text:span text:style-name="T8">https://www.oanda.com/currency-converter/it/</text:span></text:a></text:p>
        </text:list-item>
      </text:list>
      <text:p text:style-name="Text_20_body">motodi:</text:p>
      <text:list text:style-name="L2">
        <text:list-item>
          <text:p text:style-name="P9">un metodo (converti) che riceve come parametro un importo e ne restituisce l'equivalente in USD;</text:p>
        </text:list-item>
      </text:list>
      <text:h text:style-name="P5" text:outline-level="3">ValutaTax</text:h>
      <text:p text:style-name="P13">Le valute possono essere raggruppate in base al tipo di tassazione applicato dallo stato quando si effettua il cambio verso una valua straniera. I metodi di calcolo <text:s/>sono 3: </text:p>
      <text:list text:style-name="L5">
        <text:list-item>
          <text:p text:style-name="P15">metodo Europa: importo tassa = importo valuta /1000</text:p>
        </text:list-item>
        <text:list-item>
          <text:p text:style-name="P15">metodo Americhe: importo tassa = importo valuta / 900 + 10</text:p>
        </text:list-item>
        <text:list-item>
          <text:p text:style-name="P15">metodo Asia/Africa: importo tassa = importo valuta (in dollari) / 800 - 20</text:p>
        </text:list-item>
      </text:list>
      <text:p text:style-name="P14">Si applichi il polimorfismo (creare tre classi figlie della classe Valuta, esempio: ValutaEuropa...) in modo che si possa invocare un metodo (calcolaTassa(...)) che esegua il calcolo dalla tassa applicando la formula corretta, in base all’area geografica di appartenenza della valuta.</text:p>
      <text:h text:style-name="Heading_20_3" text:outline-level="3"><text:soft-page-break/>ValutaPlus</text:h>
      <text:p text:style-name="P1">Creare una classe <text:span text:style-name="T9">Javat</text:span> (ValutaPlus) che erediti attributi e metodi della classe Valuta; la nuova classe, in <text:s/>aggiunta, dovrà avere i seguenti attributi e metodi:<text:line-break/><text:line-break/>attributi: </text:p>
      <text:p text:style-name="P1"/>
      <text:list text:style-name="L3">
        <text:list-item>
          <text:p text:style-name="P10">un <text:span text:style-name="T9">array </text:span>contenente <text:span text:style-name="T9">alcune istanze della classe Valuta</text:span> <text:s/>(sceglierne un sottoinsieme dal file allegato)</text:p>
        </text:list-item>
      </text:list>
      <text:p text:style-name="P2">metodi:</text:p>
      <text:list text:style-name="L4">
        <text:list-item>
          <text:p text:style-name="P12">un metodo costruttore che riceva come parametro la <text:span text:style-name="T1">divisa </text:span>corrente e <text:span text:style-name="T10">un array</text:span>, con le istanze delle altre valute, da assegnare <text:span text:style-name="T10">all’array delle valute</text:span> di cui sopra (le istanze verranno create nel<text:span text:style-name="T10">la</text:span> <text:span text:style-name="T10">classe</text:span> di test).</text:p>
        </text:list-item>
        <text:list-item>
          <text:p text:style-name="P11">un metodo che riceve come parametro, una <text:span text:style-name="T1">divisa </text:span>ed un relativo importo e che restituisca, tale importo, convertito nella divisa corrente (quella con la quale è stato istanziato l'oggetto). Nota (Da: <text:a xlink:type="simple" xlink:href="https://it.wikipedia.org/wiki/Tasso_di_cambio#Tasso_di_cambio_incrociato_(o_cross_rate)" text:style-name="Internet_20_link" text:visited-style-name="Visited_20_Internet_20_Link">https://it.wikipedia.org/wiki/Tasso_di_cambio#Tasso_di_cambio_incrociato_(o_cross_rate)</text:a><text:line-break/>): è possibile calcolare il tasso di cambio tra due monete (divise), A e B, anche in modo indiretto. Quando si ha a disposizione il tasso di cambio di entrambe le monete rispetto ad una terza moneta, D, è possibile individuare il tasso di cambio tra le due monete calcolando il rapporto tra i rispettivi tassi di cambio delle due monete con la terza. In formula: <text:span text:style-name="T2">tassoAB = tassoAD / tassoBD</text:span>. (nel nostro caso D è lo USD, A è la divisa il cui importo viene fornito come parametro, B è la divisa corrente (dell'istanza). Il tasso della divisa A lo si dovrà <text:s/>recuperare dalla lista delle valute.</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5T22:53:12.482345271</meta:creation-date>
    <dc:date>2024-10-06T18:07:12.916228634</dc:date>
    <meta:editing-duration>PT3H42M17S</meta:editing-duration>
    <meta:editing-cycles>24</meta:editing-cycles>
    <meta:generator>LibreOffice/24.2.6.2$Linux_X86_64 LibreOffice_project/8e9a753d9daaea75c34b417ba1bdf556bf2fc5b3</meta:generator>
    <meta:document-statistic meta:table-count="0" meta:image-count="0" meta:object-count="0" meta:page-count="2" meta:paragraph-count="23" meta:word-count="600" meta:character-count="3837" meta:non-whitespace-character-count="3260"/>
  </office:meta>
</office:document-meta>
</file>